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style:text-underline-style="none" officeooo:rsid="001dddb7" officeooo:paragraph-rsid="001dddb7" style:font-size-asian="17.5pt" style:font-size-complex="20pt"/>
    </style:style>
    <style:style style:name="P2" style:family="paragraph" style:parent-style-name="Standard">
      <style:paragraph-properties fo:text-align="start" style:justify-single-word="false"/>
      <style:text-properties fo:font-size="20pt" style:text-underline-style="none" officeooo:rsid="001dddb7" officeooo:paragraph-rsid="001dddb7" style:font-size-asian="17.5pt" style:font-size-complex="20pt"/>
    </style:style>
    <style:style style:name="P3" style:family="paragraph" style:parent-style-name="Standard" style:list-style-name="L1">
      <style:paragraph-properties fo:text-align="start" style:justify-single-word="false"/>
      <style:text-properties fo:font-size="20pt" style:text-underline-style="none" officeooo:rsid="001dddb7" officeooo:paragraph-rsid="001dddb7" style:font-size-asian="17.5pt" style:font-size-complex="20pt"/>
    </style:style>
    <style:style style:name="T1" style:family="text">
      <style:text-properties style:text-position="super 58%"/>
    </style:style>
    <style:style style:name="T2" style:family="text">
      <style:text-properties officeooo:rsid="001f9f9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no-02</text:p>
      <text:list xml:id="list3978776532" text:style-name="L1">
        <text:list-header>
          <text:p text:style-name="P3"/>
        </text:list-header>
        <text:list-item>
          <text:p text:style-name="P3">Q)1.Which field of the customers table is the primary key</text:p>
        </text:list-item>
      </text:list>
      <text:p text:style-name="P2"><text:s text:c="7"/>Ans.Customers numbers(Cnum)</text:p>
      <text:p text:style-name="P2"/>
      <text:p text:style-name="P2"><text:s text:c="7"/>Q)2. What is 4<text:span text:style-name="T1">th</text:span> column of customers table?</text:p>
      <text:p text:style-name="P2"><text:s text:c="7"/>Ans.Rating</text:p>
      <text:p text:style-name="P2"><text:s text:c="6"/></text:p>
      <text:p text:style-name="P2"><text:s text:c="7"/>Q)3. What is another word for row?for column?</text:p>
      <text:p text:style-name="P2"><text:s text:c="7"/>Ans.Row-tuple</text:p>
      <text:p text:style-name="P2"><text:s text:c="14"/>Column-field,Attributes</text:p>
      <text:p text:style-name="P2"><text:s text:c="7"/>Q)4.Why isnt it possible to see the first five rows of a <text:s text:c="6"/></text:p>
      <text:p text:style-name="P2">table?</text:p>
      <text:p text:style-name="P2"><text:s text:c="7"/>Ans.<text:span text:style-name="T2">Row’s inside a table are Scattered all over the <text:s/>databases server hard disk when we select from a table,the order of rows in the output,depends on the row in the output,depends on the row address.It will always be in ascending order of row address.Hence it is not possible to see the first ‘five’rows of a table or last ‘five’rows of a table.</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22:32:49.642795694</meta:creation-date>
    <dc:date>2023-09-13T22:57:08.753408535</dc:date>
    <meta:editing-duration>PT21S</meta:editing-duration>
    <meta:editing-cycles>1</meta:editing-cycles>
    <meta:document-statistic meta:table-count="0" meta:image-count="0" meta:object-count="0" meta:page-count="1" meta:paragraph-count="13" meta:word-count="110" meta:character-count="720" meta:non-whitespace-character-count="546"/>
    <meta:generator>LibreOffice/7.3.7.2$Linux_X86_64 LibreOffice_project/30$Build-2</meta:generator>
  </office:meta>
</office:document-meta>
</file>